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766cm" svg:height="16.4cm" svg:x="1.2cm" svg:y="1.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4:34:36.155000000</meta:creation-date>
    <dc:date>2017-02-17T17:23:55.747000000</dc:date>
    <meta:editing-duration>PT15M19S</meta:editing-duration>
    <meta:editing-cycles>7</meta:editing-cycles>
    <meta:generator>LibreOfficeDev/5.4.0.0.alpha0$Windows_x86 LibreOffice_project/63e370c8117aeb2a1863c4b9262f512ea5a8c11c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 number:title="U~ser-defined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loext:text> </loext:text>
      <loext:fill-character> </loext:fill-character>
      <number:number number:decimal-places="0" loext:min-decimal-places="0" number:min-integer-digits="1"/>
      <number:text> Ft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/>
      <number:text> Ft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style:font-style-name="Bold" fo:font-size="12pt" fo:font-weight="bold" style:font-family-asian="'Liberation Sans'" style:font-style-name-asian="Bold" style:font-family-generic-asian="swiss" style:font-size-asian="12pt" style:font-weight-asian="bold" style:font-family-complex="'Liberation Sans'" style:font-style-name-complex="Bold" style:font-family-generic-complex="swiss" style:font-size-complex="12pt" style:font-weight-complex="bold"/>
    </style:style>
    <style:style style:name="ch3" style:family="chart">
      <style:chart-properties chart:stacked="true" chart:include-hidden-cells="false" chart:treat-empty-cells="leave-gap" chart:series-source="rows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false" chart:axis-position="0" chart:tick-mark-position="at-axis"/>
      <style:text-properties fo:color="#000000" style:font-style-name="Regular"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5" style:family="chart">
      <style:chart-properties chart:auto-position="true" style:rotation-angle="0"/>
      <style:text-properties fo:font-size="9pt" style:font-family-asian="'Liberation Sans'" style:font-style-name-asian="Regular" style:font-family-generic-asian="swiss" style:font-size-asian="9pt" style:font-family-complex="'Liberation Sans'" style:font-style-name-complex="Regular" style:font-family-generic-complex="swiss" style:font-size-complex="9pt"/>
    </style:style>
    <style:style style:name="ch6" style:family="chart" style:data-style-name="N111">
      <style:chart-properties chart:display-label="true" chart:logarithmic="false" chart:origin="0" chart:gap-width="150" chart:text-overlap="true" chart:reverse-direction="false" text:line-break="false" loext:try-staggering-first="false" chart:link-data-style-to-source="false" chart:axis-position="start" chart:tick-mark-position="at-axis"/>
      <style:text-properties fo:color="#000000" style:font-style-name="Regular"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10">
      <style:chart-properties chart:link-data-style-to-source="true"/>
      <style:graphic-properties draw:stroke="none" svg:stroke-width="0.035cm" draw:fill="bitmap" draw:fill-image-name="Excel_20_bitmap_20_1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svg:stroke-width="0.035cm" draw:fill="bitmap" draw:fill-image-name="Excel_20_bitmap_20_2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svg:stroke-width="0.035cm" draw:fill="bitmap" draw:fill-image-name="Excel_20_bitmap_20_3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svg:stroke-width="0.035cm" draw:fill="bitmap" draw:fill-image-name="Excel_20_bitmap_20_4"/>
      <style:text-properties fo:font-size="10pt" style:font-size-asian="10pt" style:font-size-complex="10pt"/>
    </style:style>
    <style:style style:name="ch12" style:family="chart">
      <style:graphic-properties draw:stroke="solid" svg:stroke-width="0.035cm" svg:stroke-color="#808080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25.767cm" svg:height="16.401cm" xlink:href="." xlink:type="simple" chart:class="chart:bar" chart:style-name="ch1">
        <chart:title svg:x="10.838cm" svg:y="0.574cm" chart:style-name="ch2">
          <text:p>Annaul Revenue</text:p>
        </chart:title>
        <chart:plot-area chart:style-name="ch3" chart:data-source-has-labels="both" svg:x="3.025cm" svg:y="2.335cm" svg:width="19.823cm" svg:height="10.143cm">
          <chartooo:coordinate-region svg:x="5.393cm" svg:y="2.508cm" svg:width="17.455cm" svg:height="9.376cm"/>
          <chart:axis chart:dimension="x" chart:name="primary-x" chart:style-name="ch4" chartooo:axis-type="auto">
            <chartooo:date-scale/>
            <chart:title svg:x="12.336cm" svg:y="12.806cm" chart:style-name="ch5">
              <text:p>Quarter</text:p>
            </chart:title>
            <chart:categories table:cell-range-address="local-table.$B$1:.$E$1"/>
          </chart:axis>
          <chart:axis chart:dimension="y" chart:name="primary-y" chart:style-name="ch6">
            <chart:title svg:x="2.002cm" svg:y="8.27cm" chart:style-name="ch7">
              <text:p>Income (Ft)</text:p>
            </chart:title>
            <chart:grid chart:class="major"/>
          </chart:axis>
          <chart:series chart:style-name="ch8" chart:values-cell-range-address="local-table.$B$2:.$E$2" chart:label-cell-address="local-table.$B$1:.$E$1" chart:class="chart:bar">
            <chart:data-point chart:repeated="4"/>
          </chart:series>
          <chart:series chart:style-name="ch9" chart:values-cell-range-address="local-table.$B$2:.$E$2" chart:label-cell-address="local-table.$B$1:.$E$1" chart:class="chart:bar">
            <chart:data-point chart:repeated="4"/>
          </chart:series>
          <chart:series chart:style-name="ch10" chart:values-cell-range-address="local-table.$B$2:.$E$2" chart:label-cell-address="local-table.$B$1:.$E$1" chart:class="chart:bar">
            <chart:data-point chart:repeated="4"/>
          </chart:series>
          <chart:series chart:style-name="ch11" chart:values-cell-range-address="local-table.$B$2:.$E$2" chart:label-cell-address="local-table.$B$1:.$E$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</table:table-cell>
              <table:table-cell office:value-type="string">
                <text:p>2. quarter</text:p>
              </table:table-cell>
              <table:table-cell office:value-type="string">
                <text:p>3. quarter</text:p>
              </table:table-cell>
              <table:table-cell office:value-type="string">
                <text:p>4. quarter</text:p>
              </table:table-cell>
            </table:table-row>
          </table:table-header-rows>
          <table:table-rows>
            <table:table-row>
              <table:table-cell office:value-type="string">
                <text:p>1. quarter 2. quarter 3. quarter 4. quarter</text:p>
                <text:list>
                  <text:list-item>
                    <text:p>1. quarter</text:p>
                  </text:list-item>
                  <text:list-item>
                    <text:p>2. quarter</text:p>
                  </text:list-item>
                  <text:list-item>
                    <text:p>3. quarter</text:p>
                  </text:list-item>
                  <text:list-item>
                    <text:p>4. quarter</text:p>
                  </text:list-item>
                </text:list>
              </table:table-cell>
              <table:table-cell office:value-type="float" office:value="4399120">
                <text:p>4399120</text:p>
              </table:table-cell>
              <table:table-cell office:value-type="float" office:value="3149650">
                <text:p>3149650</text:p>
              </table:table-cell>
              <table:table-cell office:value-type="float" office:value="1599800">
                <text:p>1599800</text:p>
              </table:table-cell>
              <table:table-cell office:value-type="float" office:value="2504850">
                <text:p>25048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63e370c8117aeb2a1863c4b9262f512ea5a8c11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</office:styles>
</office:document-styles>
</file>